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FD00000315802524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493" officeooo:paragraph-rsid="000894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2.9516in" draw:z-index="0"><draw:image xlink:href="Pictures/10000000000006FD00000315802524F9.png" xlink:type="simple" xlink:show="embed" xlink:actuate="onLoad" draw:mime-type="image/png"/></draw:frame>LPS LT 166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17:09:09.463440624</meta:creation-date>
    <dc:date>2025-08-23T17:10:30.756288486</dc:date>
    <meta:editing-duration>PT1M25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" meta:paragraph-count="1" meta:word-count="3" meta:character-count="11" meta:non-whitespace-character-count="9"/>
  </office:meta>
</office:document-meta>
</file>